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6cm" svg:stroke-color="#eeeeee" draw:marker-start-width="0.359cm" draw:marker-end-width="0.359cm" draw:stroke-linejoin="round" draw:fill="solid" draw:fill-color="#eeeeee" draw:textarea-horizontal-align="left" draw:textarea-vertical-align="middle" draw:auto-grow-height="false" fo:min-height="0.254cm" fo:min-width="24.274cm" fo:padding-top="0.178cm" fo:padding-bottom="0.178cm" fo:padding-left="0.553cm" fo:padding-right="0.553cm"/>
    </style:style>
    <style:style style:name="gr2" style:family="graphic" style:parent-style-name="standard">
      <style:graphic-properties svg:stroke-width="0.053cm" svg:stroke-color="#adc5e7" draw:marker-start-width="0.279cm" draw:marker-end-width="0.279cm" draw:stroke-linejoin="round" draw:fill="none" draw:fill-color="#ffffff" draw:textarea-horizontal-align="left" draw:textarea-vertical-align="top" draw:auto-grow-height="false" fo:min-height="2.698cm" fo:min-width="23.44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adc5e7" draw:marker-start-width="0.279cm" draw:marker-end-width="0.279cm" draw:stroke-linejoin="round" draw:fill="none" draw:fill-color="#ffffff" draw:textarea-horizontal-align="left" draw:textarea-vertical-align="top" draw:auto-grow-height="false" fo:min-height="5.698cm" fo:min-width="23.448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adc5e7" draw:marker-start-width="0.279cm" draw:marker-end-width="0.279cm" draw:stroke-linejoin="round" draw:fill="none" draw:fill-color="#ffffff" draw:textarea-horizontal-align="left" draw:textarea-vertical-align="top" draw:auto-grow-height="false" fo:min-height="4.698cm" fo:min-width="23.44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73604" draw:marker-start-width="0.279cm" draw:marker-end-width="0.279cm" draw:stroke-linejoin="round" svg:stroke-linecap="butt" draw:fill-color="#fedcc6" draw:textarea-horizontal-align="justify" draw:textarea-vertical-align="middle" draw:auto-grow-height="false" fo:min-height="0.75cm" fo:min-width="3.5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73604" draw:marker-start-width="0.279cm" draw:marker-end-width="0.279cm" draw:stroke-linejoin="round" draw:fill-color="#fedcc6" draw:textarea-horizontal-align="justify" draw:textarea-vertical-align="middle" draw:auto-grow-height="false" fo:min-height="0.698cm" fo:min-width="3.448cm" fo:padding-top="0.151cm" fo:padding-bottom="0.151cm" fo:padding-left="0.276cm" fo:padding-right="0.276cm" draw:shadow="hidden"/>
    </style:style>
    <style:style style:name="gr7" style:family="graphic" style:parent-style-name="standard">
      <style:graphic-properties svg:stroke-width="0.053cm" svg:stroke-color="#111111" draw:marker-start-width="0.279cm" draw:marker-end-width="0.279cm" draw:stroke-linejoin="round" draw:fill-color="#cccccc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381f" draw:marker-start-width="0.279cm" draw:marker-end-width="0.279cm" draw:stroke-linejoin="round" draw:fill-color="#8ccfb7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2342" draw:marker-start-width="0.279cm" draw:marker-end-width="0.279cm" draw:stroke-linejoin="round" draw:fill-color="#adc5e7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33002b" draw:marker-start-width="0.279cm" draw:marker-end-width="0.279cm" draw:stroke-linejoin="round" draw:fill-color="#dfcce4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111111" draw:marker-start-width="0.279cm" draw:marker-end-width="0.279cm" draw:stroke-linejoin="round" draw:fill-color="#dddddd" draw:textarea-horizontal-align="justify" draw:textarea-vertical-align="middle" draw:auto-grow-height="false" fo:min-height="0.698cm" fo:min-width="3.448cm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35cm" svg:stroke-color="#111111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3" style:family="graphic" style:parent-style-name="objectwithoutfill">
      <style:graphic-properties svg:stroke-width="0.212cm" svg:stroke-color="#680059" draw:marker-start="Arrow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14" style:family="graphic" style:parent-style-name="objectwithoutfill">
      <style:graphic-properties draw:stroke="dash" draw:stroke-dash="Ultrafine_20_Dashed" svg:stroke-width="0.035cm" svg:stroke-color="#003d73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svg:stroke-width="0.035cm" svg:stroke-color="#003d73" draw:marker-start="Arrow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000000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106cm" svg:stroke-color="#006c3b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212cm" svg:stroke-color="#680059" draw:marker-start-width="0.517cm" draw:marker-end="Arrow" draw:marker-end-width="0.517cm" draw:fill="none" draw:textarea-vertical-align="middle" fo:padding-top="0.23cm" fo:padding-bottom="0.23cm" fo:padding-left="0.355cm" fo:padding-right="0.355cm"/>
    </style:style>
    <style:style style:name="gr19" style:family="graphic" style:parent-style-name="objectwithoutfill">
      <style:graphic-properties svg:stroke-width="0.106cm" svg:stroke-color="#680059" draw:marker-start-width="0.358cm" draw:marker-end="Arrow" draw:marker-end-width="0.358cm" svg:stroke-opacity="100%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035cm" svg:stroke-color="#003d73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draw:fill="none" draw:fill-color="#fff450" draw:textarea-horizontal-align="justify" draw:textarea-vertical-align="middle" draw:auto-grow-height="false" fo:min-height="0.25cm" fo:min-width="2cm"/>
    </style:style>
    <style:style style:name="gr22" style:family="graphic" style:parent-style-name="standard">
      <style:graphic-properties draw:stroke="none" draw:fill="none" draw:fill-color="#fff450" draw:textarea-horizontal-align="justify" draw:textarea-vertical-align="middle" draw:auto-grow-height="false" fo:min-height="0.25cm" fo:min-width="3.5cm"/>
    </style:style>
    <style:style style:name="gr23" style:family="graphic" style:parent-style-name="standard">
      <style:graphic-properties draw:stroke="none" draw:fill="none" draw:fill-color="#fff450" draw:textarea-horizontal-align="justify" draw:textarea-vertical-align="middle" draw:auto-grow-height="false" fo:min-height="0.25cm" fo:min-width="5.5cm"/>
    </style:style>
    <style:style style:name="gr24" style:family="graphic" style:parent-style-name="standard">
      <style:graphic-properties svg:stroke-width="0.053cm" svg:stroke-color="#002342" draw:marker-start-width="0.279cm" draw:marker-end-width="0.279cm" draw:stroke-linejoin="round" draw:fill-color="#adc5e7" draw:textarea-horizontal-align="justify" draw:textarea-vertical-align="middle" draw:auto-grow-height="false" fo:min-height="0.098cm" fo:min-width="3.44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381f" draw:marker-start-width="0.279cm" draw:marker-end-width="0.279cm" draw:stroke-linejoin="round" draw:fill-color="#bee3d3" draw:textarea-horizontal-align="justify" draw:textarea-vertical-align="middle" draw:auto-grow-height="false" fo:min-height="0.098cm" fo:min-width="3.448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33002b" draw:marker-start-width="0.279cm" draw:marker-end-width="0.279cm" draw:stroke-linejoin="round" draw:fill-color="#dfcce4" draw:textarea-horizontal-align="justify" draw:textarea-vertical-align="middle" draw:auto-grow-height="false" fo:min-height="0.098cm" fo:min-width="3.448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111111" draw:marker-start-width="0.279cm" draw:marker-end-width="0.279cm" draw:stroke-linejoin="round" draw:fill-color="#dddddd" draw:textarea-horizontal-align="justify" draw:textarea-vertical-align="middle" draw:auto-grow-height="false" fo:min-height="0.098cm" fo:min-width="3.4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73604" draw:marker-start-width="0.279cm" draw:marker-end-width="0.279cm" draw:stroke-linejoin="round" draw:fill-color="#fedcc6" draw:textarea-horizontal-align="justify" draw:textarea-vertical-align="middle" draw:auto-grow-height="false" fo:min-height="0.098cm" fo:min-width="3.448cm" fo:padding-top="0.151cm" fo:padding-bottom="0.151cm" fo:padding-left="0.276cm" fo:padding-right="0.276cm"/>
    </style:style>
    <style:style style:name="gr29" style:family="graphic" style:parent-style-name="standard">
      <style:graphic-properties svg:stroke-width="0.106cm" svg:stroke-color="#dddddd" draw:marker-start-width="0.358cm" draw:marker-end-width="0.358cm" draw:stroke-linejoin="round" draw:fill="none" draw:fill-color="#ffffff" draw:textarea-horizontal-align="left" draw:textarea-vertical-align="top" draw:auto-grow-height="false" fo:min-height="3.646cm" fo:min-width="23.396cm" fo:padding-top="0.177cm" fo:padding-bottom="0.177cm" fo:padding-left="0.302cm" fo:padding-right="0.302cm"/>
    </style:style>
    <style:style style:name="gr30" style:family="graphic" style:parent-style-name="objectwithoutfill">
      <style:graphic-properties svg:stroke-width="0.106cm" svg:stroke-color="#680059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035cm" svg:stroke-color="#680059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standard">
      <style:graphic-properties draw:stroke="none" draw:fill="none" draw:fill-color="#fff450" draw:textarea-horizontal-align="justify" draw:textarea-vertical-align="middle" draw:auto-grow-height="false" fo:min-height="0.25cm" fo:min-width="8.5cm"/>
    </style:style>
    <style:style style:name="gr33" style:family="graphic" style:parent-style-name="objectwithoutfill">
      <style:graphic-properties svg:stroke-width="0.053cm" svg:stroke-color="#33333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width="0.053cm" svg:stroke-color="#33002b" draw:marker-start-width="0.279cm" draw:marker-end-width="0.279cm" draw:fill="none" draw:fill-color="#c7a0cb" draw:textarea-horizontal-align="justify" draw:textarea-vertical-align="middle" draw:auto-grow-height="false" fo:min-height="0.098cm" fo:min-width="3.448cm" fo:padding-top="0.151cm" fo:padding-bottom="0.151cm" fo:padding-left="0.276cm" fo:padding-right="0.276cm"/>
    </style:style>
    <style:style style:name="gr35" style:family="graphic" style:parent-style-name="objectwithoutfill">
      <style:graphic-properties draw:stroke="dash" draw:stroke-dash="Ultrafine_20_Dashed" svg:stroke-width="0.053cm" svg:stroke-color="#333333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="none" draw:fill-color="#fff450" draw:textarea-horizontal-align="justify" draw:textarea-vertical-align="middle" draw:auto-grow-height="false" fo:min-height="0.25cm" fo:min-width="2.6cm"/>
    </style:style>
    <style:style style:name="gr37" style:family="graphic" style:parent-style-name="objectwithoutfill">
      <style:graphic-properties svg:stroke-width="0.106cm" svg:stroke-color="#006c3b" draw:marker-start="Arrow" draw:marker-start-width="0.358cm" draw:marker-end="Arrow" draw:marker-end-width="0.358cm" draw:fill="none" draw:textarea-vertical-align="middle" fo:padding-top="0.177cm" fo:padding-bottom="0.177cm" fo:padding-left="0.302cm" fo:padding-right="0.302cm"/>
    </style:style>
    <style:style style:name="gr38" style:family="graphic" style:parent-style-name="standard">
      <style:graphic-properties draw:stroke="none" draw:fill="none" draw:fill-color="#fff450" draw:textarea-horizontal-align="justify" draw:textarea-vertical-align="middle" draw:auto-grow-height="false" fo:min-height="0.26cm" fo:min-width="2.99cm"/>
    </style:style>
    <style:style style:name="gr39" style:family="graphic" style:parent-style-name="objectwithoutfill">
      <style:graphic-properties svg:stroke-width="0.212cm" svg:stroke-color="#680059" draw:marker-start-width="0.518cm" draw:marker-end="Arrow" draw:marker-end-width="0.52cm" svg:stroke-linecap="butt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  <style:text-properties fo:color="#666666" fo:font-size="8pt" fo:font-weight="bold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333333"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fo:color="#333333" fo:font-size="10pt" fo:font-weight="bold" style:font-size-asian="12pt" style:font-weight-asian="bold" style:font-size-complex="12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333333" fo:font-size="10pt" fo:font-weight="normal" style:font-size-asian="12pt" style:font-weight-asian="normal" style:font-size-complex="12pt" style:font-weight-complex="normal"/>
    </style:style>
    <style:style style:name="P7" style:family="paragraph">
      <loext:graphic-properties draw:fill="none" draw:fill-color="#ffffff"/>
      <style:paragraph-properties fo:text-align="start"/>
      <style:text-properties fo:color="#333333" fo:font-size="10pt" style:font-size-asian="12pt" style:font-size-complex="12pt"/>
    </style:style>
    <style:style style:name="P8" style:family="paragraph">
      <loext:graphic-properties draw:fill-color="#fedcc6"/>
      <style:paragraph-properties fo:text-align="center"/>
      <style:text-properties fo:color="#111111" fo:font-size="10pt" fo:font-weight="bold" style:font-size-asian="10pt" style:font-weight-asian="bold" style:font-size-complex="10pt" style:font-weight-complex="bold"/>
    </style:style>
    <style:style style:name="P9" style:family="paragraph">
      <loext:graphic-properties draw:fill-color="#cccccc"/>
      <style:paragraph-properties fo:text-align="center"/>
      <style:text-properties fo:color="#111111" fo:font-size="10pt" fo:font-weight="bold" style:font-size-asian="10pt" style:font-weight-asian="bold" style:font-size-complex="10pt" style:font-weight-complex="bold"/>
    </style:style>
    <style:style style:name="P10" style:family="paragraph">
      <loext:graphic-properties draw:fill-color="#8ccfb7"/>
      <style:paragraph-properties fo:text-align="center"/>
      <style:text-properties fo:color="#111111" fo:font-size="10pt" style:font-size-asian="10pt" style:font-size-complex="10pt"/>
    </style:style>
    <style:style style:name="P11" style:family="paragraph">
      <loext:graphic-properties draw:fill-color="#adc5e7"/>
      <style:paragraph-properties fo:text-align="center"/>
      <style:text-properties fo:color="#111111" fo:font-size="8pt" style:font-size-asian="10pt" style:font-size-complex="10pt"/>
    </style:style>
    <style:style style:name="P12" style:family="paragraph">
      <loext:graphic-properties draw:fill-color="#dfcce4"/>
      <style:paragraph-properties fo:text-align="center"/>
      <style:text-properties fo:color="#111111" fo:font-size="8pt" style:font-size-asian="10pt" style:font-size-complex="10pt"/>
    </style:style>
    <style:style style:name="P13" style:family="paragraph">
      <loext:graphic-properties draw:fill-color="#dddddd"/>
      <style:paragraph-properties fo:text-align="center"/>
      <style:text-properties fo:color="#111111" fo:font-size="8pt" style:font-size-asian="10pt" style:font-size-complex="1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8ccfb7"/>
      <style:paragraph-properties fo:text-align="center"/>
      <style:text-properties fo:color="#111111" fo:font-size="8pt" style:font-size-asian="10pt" style:font-size-complex="10pt"/>
    </style:style>
    <style:style style:name="P16" style:family="paragraph">
      <loext:graphic-properties draw:fill="none" draw:fill-color="#fff450"/>
      <style:paragraph-properties fo:text-align="center"/>
      <style:text-properties fo:color="#680059" fo:font-size="8pt" fo:font-weight="bold" style:font-size-asian="10pt" style:font-size-complex="10pt"/>
    </style:style>
    <style:style style:name="P17" style:family="paragraph">
      <loext:graphic-properties draw:fill="none" draw:fill-color="#fff450"/>
      <style:paragraph-properties fo:text-align="start"/>
      <style:text-properties fo:color="#666666" fo:font-size="8pt" fo:font-weight="bold" style:font-size-asian="10pt" style:font-size-complex="10pt"/>
    </style:style>
    <style:style style:name="P18" style:family="paragraph">
      <loext:graphic-properties draw:fill="none" draw:fill-color="#fff450"/>
      <style:paragraph-properties fo:text-align="center"/>
      <style:text-properties fo:color="#111111" fo:font-size="8pt" fo:font-weight="bold" style:font-size-asian="10pt" style:font-size-complex="10pt"/>
    </style:style>
    <style:style style:name="P19" style:family="paragraph">
      <loext:graphic-properties draw:fill="none" draw:fill-color="#fff450"/>
      <style:paragraph-properties fo:text-align="center"/>
      <style:text-properties fo:color="#003d73" fo:font-size="8pt" fo:font-weight="bold" style:font-size-asian="10pt" style:font-size-complex="10pt"/>
    </style:style>
    <style:style style:name="P20" style:family="paragraph">
      <loext:graphic-properties draw:fill="none" draw:fill-color="#fff450"/>
      <style:paragraph-properties fo:text-align="start"/>
      <style:text-properties fo:color="#680059" fo:font-size="8pt" fo:font-weight="bold" style:font-size-asian="10pt" style:font-size-complex="10pt"/>
    </style:style>
    <style:style style:name="P21" style:family="paragraph">
      <loext:graphic-properties draw:fill="none" draw:fill-color="#fff450"/>
      <style:paragraph-properties fo:text-align="center"/>
      <style:text-properties fo:color="#006c3b" fo:font-size="8pt" fo:font-weight="bold" style:font-size-asian="10pt" style:font-size-complex="10pt"/>
    </style:style>
    <style:style style:name="P22" style:family="paragraph">
      <loext:graphic-properties draw:fill="none" draw:fill-color="#fff450"/>
      <style:paragraph-properties fo:text-align="start"/>
      <style:text-properties fo:color="#003d73" fo:font-size="8pt" fo:font-weight="bold" style:font-size-asian="10pt" style:font-size-complex="10pt"/>
    </style:style>
    <style:style style:name="P23" style:family="paragraph">
      <loext:graphic-properties draw:fill="none" draw:fill-color="#fff450"/>
      <style:paragraph-properties fo:text-align="start"/>
      <style:text-properties fo:color="#006c3b" fo:font-size="8pt" fo:font-weight="bold" style:font-size-asian="10pt" style:font-size-complex="10pt"/>
    </style:style>
    <style:style style:name="P24" style:family="paragraph">
      <loext:graphic-properties draw:fill="none" draw:fill-color="#fff450"/>
      <style:paragraph-properties fo:text-align="start"/>
      <style:text-properties fo:color="#111111" fo:font-size="8pt" fo:font-weight="bold" style:font-size-asian="10pt" style:font-size-complex="10pt"/>
    </style:style>
    <style:style style:name="P25" style:family="paragraph">
      <loext:graphic-properties draw:fill-color="#adc5e7"/>
      <style:paragraph-properties fo:text-align="center"/>
      <style:text-properties fo:color="#111111" fo:font-size="10pt" style:font-size-asian="10pt" style:font-size-complex="10pt"/>
    </style:style>
    <style:style style:name="P26" style:family="paragraph">
      <loext:graphic-properties draw:fill-color="#bee3d3"/>
      <style:paragraph-properties fo:text-align="center"/>
      <style:text-properties fo:color="#111111" fo:font-size="10pt" style:font-size-asian="10pt" style:font-size-complex="10pt"/>
    </style:style>
    <style:style style:name="P27" style:family="paragraph">
      <loext:graphic-properties draw:fill-color="#dfcce4"/>
      <style:paragraph-properties fo:text-align="center"/>
      <style:text-properties fo:color="#111111" fo:font-size="10pt" fo:font-weight="normal" style:font-size-asian="10pt" style:font-weight-asian="normal" style:font-size-complex="10pt" style:font-weight-complex="normal"/>
    </style:style>
    <style:style style:name="P28" style:family="paragraph">
      <loext:graphic-properties draw:fill-color="#dddddd"/>
      <style:paragraph-properties fo:text-align="center"/>
      <style:text-properties fo:color="#111111" fo:font-size="10pt" style:font-size-asian="10pt" style:font-size-complex="10pt"/>
    </style:style>
    <style:style style:name="P29" style:family="paragraph">
      <loext:graphic-properties draw:fill-color="#fedcc6"/>
      <style:paragraph-properties fo:text-align="center"/>
      <style:text-properties fo:color="#111111" fo:font-size="10pt" fo:font-weight="normal" style:font-size-asian="10pt" style:font-weight-asian="normal" style:font-size-complex="10pt" style:font-weight-complex="normal"/>
    </style:style>
    <style:style style:name="P30" style:family="paragraph">
      <loext:graphic-properties draw:fill="none" draw:fill-color="#ffffff"/>
      <style:paragraph-properties fo:text-align="start"/>
      <style:text-properties fo:color="#333333" fo:font-size="10pt" fo:font-weight="bold" style:font-size-asian="12pt" style:font-weight-asian="bold" style:font-size-complex="12pt" style:font-weight-complex="bold"/>
    </style:style>
    <style:style style:name="P31" style:family="paragraph">
      <loext:graphic-properties draw:fill="none" draw:fill-color="#fff450"/>
      <style:paragraph-properties fo:text-align="start"/>
      <style:text-properties fo:color="#111111" fo:font-size="8pt" fo:font-weight="normal" style:font-size-asian="10pt" style:font-size-complex="10pt"/>
    </style:style>
    <style:style style:name="P32" style:family="paragraph">
      <loext:graphic-properties draw:fill="none" draw:fill-color="#c7a0cb"/>
      <style:paragraph-properties fo:text-align="start"/>
      <style:text-properties fo:color="#111111" fo:font-size="10pt" fo:font-weight="normal" style:font-size-asian="10pt" style:font-weight-asian="normal" style:font-size-complex="10pt" style:font-weight-complex="normal"/>
    </style:style>
    <style:style style:name="P33" style:family="paragraph">
      <loext:graphic-properties draw:fill="none" draw:fill-color="#fff450"/>
      <style:paragraph-properties fo:text-align="start"/>
      <style:text-properties fo:color="#666666" fo:font-size="8pt" fo:font-style="italic" fo:font-weight="normal" style:font-size-asian="10pt" style:font-size-complex="10pt"/>
    </style:style>
    <style:style style:name="P34" style:family="paragraph">
      <loext:graphic-properties draw:fill="none" draw:fill-color="#fff450"/>
      <style:paragraph-properties fo:text-align="center"/>
      <style:text-properties fo:color="#999999" style:font-name="DejaVu Serif" fo:font-size="8pt" fo:font-style="italic" style:text-underline-style="none" fo:font-weight="normal" style:font-size-asian="8pt" style:font-style-asian="italic" style:font-size-complex="8pt" style:font-style-complex="italic" style:text-overline-style="none" style:text-overline-color="#eeeeee"/>
    </style:style>
    <style:style style:name="P35" style:family="paragraph">
      <loext:graphic-properties draw:fill="none" draw:fill-color="#fff450"/>
      <style:paragraph-properties fo:text-align="center"/>
      <style:text-properties fo:color="#680059" fo:font-size="8pt" fo:font-weight="bold" fo:background-color="transparent" style:font-size-asian="10pt" style:font-size-complex="10pt"/>
    </style:style>
    <style:style style:name="T1" style:family="text">
      <style:text-properties fo:color="#666666" fo:font-size="8pt" fo:font-weight="bold" style:font-size-asian="10pt" style:font-size-complex="10pt"/>
    </style:style>
    <style:style style:name="T2" style:family="text">
      <style:text-properties fo:color="#333333" fo:font-size="10pt" fo:font-weight="normal" style:font-size-asian="12pt" style:font-weight-asian="normal" style:font-size-complex="12pt" style:font-weight-complex="normal"/>
    </style:style>
    <style:style style:name="T3" style:family="text">
      <style:text-properties fo:color="#333333" fo:font-size="10pt" fo:font-weight="bold" style:font-size-asian="12pt" style:font-weight-asian="bold" style:font-size-complex="12pt" style:font-weight-complex="bold"/>
    </style:style>
    <style:style style:name="T4" style:family="text">
      <style:text-properties fo:color="#333333" fo:font-size="10pt" style:font-size-asian="12pt" style:font-size-complex="12pt"/>
    </style:style>
    <style:style style:name="T5" style:family="text">
      <style:text-properties fo:color="#111111"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111111" style:text-position="super 58%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111111" fo:font-size="8pt" fo:font-weight="normal" style:font-size-asian="8pt" style:font-weight-asian="normal" style:font-size-complex="8pt" style:font-weight-complex="normal"/>
    </style:style>
    <style:style style:name="T8" style:family="text">
      <style:text-properties fo:color="#111111" fo:font-size="8pt" style:font-size-asian="8pt" style:font-size-complex="8pt"/>
    </style:style>
    <style:style style:name="T9" style:family="text">
      <style:text-properties fo:color="#111111" fo:font-size="10pt" style:font-size-asian="10pt" style:font-size-complex="10pt"/>
    </style:style>
    <style:style style:name="T10" style:family="text">
      <style:text-properties fo:color="#111111" fo:font-size="8pt" style:font-size-asian="10pt" style:font-size-complex="10pt"/>
    </style:style>
    <style:style style:name="T11" style:family="text">
      <style:text-properties fo:color="#680059" fo:font-size="8pt" fo:font-weight="bold" style:font-size-asian="10pt" style:font-size-complex="10pt"/>
    </style:style>
    <style:style style:name="T12" style:family="text">
      <style:text-properties fo:font-variant="normal" fo:text-transform="none" fo:color="#666666" style:text-outline="false" style:text-line-through-style="none" style:text-line-through-type="none" style:font-name="DejaVu Sans" fo:font-size="8pt" fo:font-style="normal" fo:text-shadow="none" style:text-underline-style="none" fo:font-weight="bold" style:letter-kerning="true" style:font-name-asian="DejaVu Sans1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fo:font-size="8pt" fo:font-weight="bold" style:font-size-asian="10pt" style:font-size-complex="10pt"/>
    </style:style>
    <style:style style:name="T14" style:family="text">
      <style:text-properties fo:color="#003d73" fo:font-size="8pt" fo:font-weight="bold" style:font-size-asian="10pt" style:font-size-complex="10pt"/>
    </style:style>
    <style:style style:name="T15" style:family="text">
      <style:text-properties fo:color="#006c3b" fo:font-size="8pt" fo:font-weight="bold" style:font-size-asian="10pt" style:font-size-complex="10pt"/>
    </style:style>
    <style:style style:name="T16" style:family="text">
      <style:text-properties fo:color="#111111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111111" style:text-position="super 58%" fo:font-size="10pt" fo:font-weight="normal" style:font-size-asian="10pt" style:font-weight-asian="bold" style:font-size-complex="10pt" style:font-weight-complex="bold"/>
    </style:style>
    <style:style style:name="T18" style:family="text">
      <style:text-properties fo:color="#111111" fo:font-size="8pt" fo:font-weight="normal" style:font-size-asian="10pt" style:font-size-complex="10pt"/>
    </style:style>
    <style:style style:name="T19" style:family="text">
      <style:text-properties fo:color="#666666" fo:font-size="8pt" fo:font-style="italic" fo:font-weight="normal" style:font-size-asian="10pt" style:font-size-complex="10pt"/>
    </style:style>
    <style:style style:name="T20" style:family="text">
      <style:text-properties fo:color="#999999" style:font-name="DejaVu Serif" fo:font-size="8pt" fo:font-style="italic" style:text-underline-style="none" fo:font-weight="normal" style:font-size-asian="8pt" style:font-style-asian="italic" style:font-size-complex="8pt" style:font-style-complex="italic" style:text-overline-style="none" style:text-overline-color="#eeeeee"/>
    </style:style>
    <style:style style:name="T21" style:family="text">
      <style:text-properties fo:color="#680059" fo:font-size="8pt" fo:font-weight="bold" fo:background-color="transparen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38cm" svg:height="0.61cm" svg:x="0.3cm" svg:y="5.2cm">
          <text:p text:style-name="P1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4cm" svg:height="3cm" svg:x="1cm" svg:y="1cm">
          <text:p text:style-name="P3"><text:span text:style-name="T2">Clients for </text:span><text:span text:style-name="T3">Consuming</text:span><text:span text:style-name="T2"> Music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4cm" svg:height="6cm" svg:x="1cm" svg:y="7cm">
          <text:p text:style-name="P1"><text:span text:style-name="T3">Server</text:span><text:span text:style-name="T2"> applications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4cm" svg:height="3cm" svg:x="1cm" svg:y="22cm">
          <text:p text:style-name="P3"><text:span text:style-name="T2">Command-line <text:s/>interface for </text:span><text:span text:style-name="T3">Management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4cm" svg:height="5cm" svg:x="1cm" svg:y="15cm">
          <text:p text:style-name="P3"><text:span text:style-name="T4">MusicDB </text:span><text:span text:style-name="T3">Fil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0" draw:id="id10" draw:layer="layout" svg:width="4cm" svg:height="1cm" svg:x="16cm" svg:y="2cm">
          <text:p text:style-name="P1"><text:span text:style-name="T5">VLC</text:span><text:span text:style-name="T6">1</text:span></text:p>
          <text:p text:style-name="P1"><text:span text:style-name="T7">Audio Play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xml:id="id8" draw:id="id8" draw:layer="layout" svg:width="4cm" svg:height="1cm" svg:x="6cm" svg:y="2cm">
          <draw:glue-point draw:id="8" svg:x="-2.497cm" svg:y="5.01cm"/>
          <draw:glue-point draw:id="9" svg:x="2.507cm" svg:y="5.01cm"/>
          <draw:glue-point draw:id="10" svg:x="1.25cm" svg:y="5cm"/>
          <draw:glue-point draw:id="11" svg:x="3.75cm" svg:y="5cm"/>
          <text:p text:style-name="P1"><text:span text:style-name="T5">Firefox</text:span><text:span text:style-name="T6">1</text:span></text:p>
          <text:p text:style-name="P1"><text:span text:style-name="T7">Web Brows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xml:id="id6" draw:id="id6" draw:layer="layout" svg:width="4cm" svg:height="1cm" svg:x="6cm" svg:y="8cm">
          <draw:glue-point draw:id="8" svg:x="-2.482cm" svg:y="4.96cm"/>
          <draw:glue-point draw:id="9" svg:x="-1.187cm" svg:y="5.07cm"/>
          <draw:glue-point draw:id="10" svg:x="2.5cm" svg:y="5cm"/>
          <text:p text:style-name="P1"><text:span text:style-name="T5">Apache</text:span><text:span text:style-name="T6">1</text:span></text:p>
          <text:p text:style-name="P1"><text:span text:style-name="T7">HTTP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xml:id="id2" draw:id="id2" draw:layer="layout" svg:width="4cm" svg:height="1cm" svg:x="15cm" svg:y="11cm">
          <draw:glue-point draw:id="8" svg:x="-2.497cm" svg:y="-4.97cm"/>
          <draw:glue-point draw:id="9" svg:x="-2.497cm" svg:y="-5.22cm"/>
          <draw:glue-point draw:id="10" svg:x="2.535cm" svg:y="-4.77cm"/>
          <draw:glue-point draw:id="11" svg:x="-2.505cm" svg:y="5.1cm"/>
          <draw:glue-point draw:id="12" svg:x="2.5cm" svg:y="5cm"/>
          <draw:glue-point draw:id="13" svg:x="-1.25cm" svg:y="-5cm"/>
          <draw:glue-point draw:id="14" svg:x="-3.75cm" svg:y="-5cm"/>
          <text:p text:style-name="P1"><text:span text:style-name="T5">MusicDB Server</text:span></text:p>
          <text:p text:style-name="P1"><text:span text:style-name="T8">WebSocket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1" xml:id="id4" draw:id="id4" draw:layer="layout" svg:width="4cm" svg:height="1cm" svg:x="20cm" svg:y="18cm">
          <text:p text:style-name="P1"><text:span text:style-name="T9">Data &amp; Configuration</text:span></text:p>
          <text:p text:style-name="P1"><text:span text:style-name="T10">musicdb/data/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xml:id="id11" draw:id="id11" draw:layer="layout" svg:width="4cm" svg:height="1cm" svg:x="2cm" svg:y="23cm">
          <text:p text:style-name="P1"><text:span text:style-name="T5">Music</text:span></text:p>
          <text:p text:style-name="P1"><text:span text:style-name="T10">/var/music/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5" draw:id="id5" draw:layer="layout" svg:width="4cm" svg:height="1cm" svg:x="2cm" svg:y="10cm">
          <text:p text:style-name="P1"><text:span text:style-name="T9">Apache Config</text:span></text:p>
          <text:p text:style-name="P1"><text:span text:style-name="T10">/etc/httpd/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1" draw:id="id1" draw:layer="layout" svg:width="4cm" svg:height="1cm" svg:x="10cm" svg:y="10cm">
          <text:p text:style-name="P1"><text:span text:style-name="T9">Certificates</text:span></text:p>
          <text:p text:style-name="P1"><text:span text:style-name="T10">/etc/ssl/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14" draw:layer="layout" draw:type="curve" svg:x1="14cm" svg:y1="10.5cm" svg:x2="15cm" svg:y2="11.5cm" draw:start-shape="id1" draw:start-glue-point="7" draw:end-shape="id2" draw:end-glue-point="5" svg:d="M14000 10500c751 0 252 1000 1000 1000" svg:viewBox="0 0 1001 1001">
          <text:p/>
        </draw:connector>
        <draw:connector draw:style-name="gr13" draw:text-style-name="P14" draw:layer="layout" draw:type="curve" svg:x1="17cm" svg:y1="18cm" svg:x2="17cm" svg:y2="12cm" draw:start-shape="id3" draw:start-glue-point="4" draw:end-shape="id2" draw:end-glue-point="6" svg:d="M17000 18000v-6000" svg:viewBox="0 0 1 6001">
          <text:p/>
        </draw:connector>
        <draw:connector draw:style-name="gr14" draw:text-style-name="P14" draw:layer="layout" draw:type="curve" svg:x1="20cm" svg:y1="18.5cm" svg:x2="19cm" svg:y2="18.5cm" draw:start-shape="id4" draw:start-glue-point="5" draw:end-shape="id3" draw:end-glue-point="7" svg:d="M20000 18500h-1000" svg:viewBox="0 0 1001 1">
          <text:p/>
        </draw:connector>
        <draw:connector draw:style-name="gr15" draw:text-style-name="P14" draw:layer="layout" draw:type="curve" draw:line-skew="-0.801cm" svg:x1="22cm" svg:y1="18cm" svg:x2="18cm" svg:y2="12cm" draw:start-shape="id4" draw:end-shape="id2" draw:end-glue-point="12" svg:d="M22000 18000c0-5700-4000-2700-4000-6000" svg:viewBox="0 0 4001 6001">
          <text:p/>
        </draw:connector>
        <draw:connector draw:style-name="gr16" draw:text-style-name="P14" draw:layer="layout" draw:type="curve" svg:x1="4cm" svg:y1="10cm" svg:x2="6cm" svg:y2="8.5cm" draw:start-shape="id5" draw:start-glue-point="4" draw:end-shape="id6" draw:end-glue-point="5" svg:d="M4000 10000c0-1000 666-1500 2000-1500" svg:viewBox="0 0 2001 1501">
          <text:p/>
        </draw:connector>
        <draw:connector draw:style-name="gr16" draw:text-style-name="P14" draw:layer="layout" draw:type="curve" svg:x1="12cm" svg:y1="10cm" svg:x2="10cm" svg:y2="8.5cm" draw:start-shape="id1" draw:start-glue-point="4" draw:end-shape="id6" draw:end-glue-point="7" svg:d="M12000 10000c0-1000-666-1500-2000-1500" svg:viewBox="0 0 2001 1501">
          <text:p/>
        </draw:connector>
        <draw:connector draw:style-name="gr17" draw:text-style-name="P14" draw:layer="layout" draw:type="curve" svg:x1="8cm" svg:y1="16cm" svg:x2="8cm" svg:y2="9cm" draw:start-shape="id7" draw:start-glue-point="4" draw:end-shape="id6" draw:end-glue-point="6" svg:d="M8000 16000v-7000" svg:viewBox="0 0 1 7001">
          <text:p/>
        </draw:connector>
        <draw:connector draw:style-name="gr17" draw:text-style-name="P14" draw:layer="layout" draw:type="curve" svg:x1="8cm" svg:y1="8cm" svg:x2="8cm" svg:y2="3cm" draw:start-shape="id6" draw:start-glue-point="4" draw:end-shape="id8" draw:end-glue-point="6" svg:d="M8000 8000v-5000" svg:viewBox="0 0 1 5001">
          <text:p/>
        </draw:connector>
        <draw:connector draw:style-name="gr18" draw:text-style-name="P14" draw:layer="layout" draw:type="curve" svg:x1="18cm" svg:y1="8cm" svg:x2="18cm" svg:y2="3cm" draw:start-shape="id9" draw:end-shape="id10" draw:end-glue-point="6" svg:d="M18000 8000v-5000" svg:viewBox="0 0 1 5001">
          <text:p/>
        </draw:connector>
        <draw:custom-shape draw:style-name="gr8" draw:text-style-name="P10" xml:id="id12" draw:id="id12" draw:layer="layout" svg:width="4cm" svg:height="1cm" svg:x="15cm" svg:y="23cm">
          <draw:glue-point draw:id="8" svg:x="-1.37cm" svg:y="-5cm"/>
          <draw:glue-point draw:id="9" svg:x="-2.505cm" svg:y="-5.15cm"/>
          <draw:glue-point draw:id="10" svg:x="2.5cm" svg:y="-5cm"/>
          <draw:glue-point draw:id="11" svg:x="-3.75cm" svg:y="-5cm"/>
          <text:p text:style-name="P1"><text:span text:style-name="T5">MusicDB</text:span><text:span text:style-name="T6">2</text:span></text:p>
          <text:p text:style-name="P1"><text:span text:style-name="T8">CLI Modu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4" draw:layer="layout" draw:type="curve" svg:x1="6cm" svg:y1="23.5cm" svg:x2="15cm" svg:y2="23.5cm" draw:start-shape="id11" draw:start-glue-point="7" draw:end-shape="id12" draw:end-glue-point="5" svg:d="M6000 23500h9000" svg:viewBox="0 0 9001 1">
          <text:p/>
        </draw:connector>
        <draw:connector draw:style-name="gr19" draw:text-style-name="P14" draw:layer="layout" draw:type="curve" svg:x1="15.998cm" svg:y1="23cm" svg:x2="12cm" svg:y2="19cm" draw:start-shape="id12" draw:start-glue-point="9" draw:end-shape="id13" svg:d="M15998 23000c0-2998-3998-999-3998-4000" svg:viewBox="0 0 3999 4001">
          <text:p/>
        </draw:connector>
        <draw:custom-shape draw:style-name="gr9" draw:text-style-name="P11" xml:id="id13" draw:id="id13" draw:layer="layout" svg:width="4cm" svg:height="1cm" svg:x="10cm" svg:y="18cm">
          <text:p text:style-name="P1"><text:span text:style-name="T5">Artwork Cache</text:span></text:p>
          <text:p text:style-name="P1"><text:span text:style-name="T10">musicdb/data/artwork/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14" draw:layer="layout" draw:type="curve" svg:x1="17cm" svg:y1="23cm" svg:x2="17cm" svg:y2="19cm" draw:start-shape="id12" draw:start-glue-point="4" draw:end-shape="id3" draw:end-glue-point="6" svg:d="M17000 23000v-4000" svg:viewBox="0 0 1 4001">
          <text:p/>
        </draw:connector>
        <draw:custom-shape draw:style-name="gr8" draw:text-style-name="P15" xml:id="id7" draw:id="id7" draw:layer="layout" svg:width="4cm" svg:height="1cm" svg:x="6cm" svg:y="16cm">
          <text:p text:style-name="P1"><text:span text:style-name="T5">MusicDB WebUI</text:span></text:p>
          <text:p text:style-name="P1"><text:span text:style-name="T10">musicdb/server/webui/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curve" svg:x1="22cm" svg:y1="19cm" svg:x2="18cm" svg:y2="23cm" draw:start-shape="id4" draw:start-glue-point="6" draw:end-shape="id12" draw:end-glue-point="10" svg:d="M22000 19000c0 3001-4000 1002-4000 4000" svg:viewBox="0 0 4001 4001">
          <text:p/>
        </draw:connector>
        <draw:custom-shape draw:style-name="gr21" draw:text-style-name="P16" draw:layer="layout" svg:width="2.5cm" svg:height="0.5cm" svg:x="10cm" svg:y="13cm">
          <text:p text:style-name="P1"><text:span text:style-name="T11">Image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2.5cm" svg:height="0.5cm" svg:x="10.1cm" svg:y="20cm">
          <text:p text:style-name="P1"><text:span text:style-name="T11">Image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4cm" svg:height="0.5cm" svg:x="5cm" svg:y="6.4cm">
          <text:p text:style-name="P3"><text:span text:style-name="T1">https://*:8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4cm" svg:height="0.5cm" svg:x="8cm" svg:y="6.4cm">
          <text:p text:style-name="P3"><text:span text:style-name="T1">wss://*:9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2.5cm" svg:height="0.5cm" svg:x="18cm" svg:y="6.4cm">
          <text:p text:style-name="P3"><text:span text:style-name="T12">https://</text:span><text:span text:style-name="T1">*:6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2.5cm" svg:height="0.5cm" svg:x="9cm" svg:y="23.6cm">
          <text:p text:style-name="P1"><text:span text:style-name="T11">Audio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2.5cm" svg:height="0.5cm" svg:x="2.2cm" svg:y="8.4cm">
          <text:p text:style-name="P1"><text:span text:style-name="T13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4cm" svg:height="0.5cm" svg:x="21cm" svg:y="14.5cm">
          <text:p text:style-name="P1"><text:span text:style-name="T14">Configuration / St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2.5cm" svg:height="0.5cm" svg:x="17cm" svg:y="14.1cm">
          <text:p text:style-name="P3"><text:span text:style-name="T1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2.5cm" svg:height="0.5cm" svg:x="17cm" svg:y="20cm">
          <text:p text:style-name="P3"><text:span text:style-name="T1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4cm" svg:height="0.5cm" svg:x="20.9cm" svg:y="20cm">
          <text:p text:style-name="P1"><text:span text:style-name="T14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2.5cm" svg:height="0.5cm" svg:x="10.5cm" svg:y="8.2cm">
          <text:p text:style-name="P1"><text:span text:style-name="T13">Certific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1" draw:layer="layout" svg:width="4cm" svg:height="0.5cm" svg:x="7.8cm" svg:y="14.5cm">
          <text:p text:style-name="P1"><text:span text:style-name="T15">HTML, JS &amp; CSS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6cm" svg:height="0.5cm" svg:x="2cm" svg:y="28cm">
          <text:p text:style-name="P3"><text:span text:style-name="T14">MusicDB‘s data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0" draw:layer="layout" svg:width="6cm" svg:height="0.5cm" svg:x="2cm" svg:y="27cm">
          <text:p text:style-name="P3"><text:span text:style-name="T11">Music related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draw:layer="layout" svg:width="6cm" svg:height="0.5cm" svg:x="2cm" svg:y="27.5cm">
          <text:p text:style-name="P3"><text:span text:style-name="T15">MusicDB‘s application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4" draw:layer="layout" svg:width="6cm" svg:height="0.5cm" svg:x="2cm" svg:y="28.5cm">
          <text:p text:style-name="P3"><text:span text:style-name="T13">System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5" draw:layer="layout" svg:width="4cm" svg:height="0.4cm" svg:x="9cm" svg:y="28cm">
          <text:p text:style-name="P1"><text:span text:style-name="T9">MusicDB‘s dat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6" draw:layer="layout" svg:width="4cm" svg:height="0.4cm" svg:x="9cm" svg:y="27.5cm">
          <text:p text:style-name="P1"><text:span text:style-name="T9">MusicDB‘s ap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7" draw:layer="layout" svg:width="4cm" svg:height="0.4cm" svg:x="9cm" svg:y="27cm">
          <text:p text:style-name="P1"><text:span text:style-name="T16">Music colle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8" draw:layer="layout" svg:width="4cm" svg:height="0.4cm" svg:x="9cm" svg:y="28.5cm">
          <text:p text:style-name="P1"><text:span text:style-name="T9">System fil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9" draw:layer="layout" svg:width="4cm" svg:height="0.4cm" svg:x="9cm" svg:y="29cm">
          <text:p text:style-name="P1"><text:span text:style-name="T16">Other applica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30" draw:layer="layout" svg:width="24cm" svg:height="4cm" svg:x="1cm" svg:y="26cm">
          <text:p text:style-name="P3"><text:span text:style-name="T3">Description</text:span></text:p>
          <draw:enhanced-geometry svg:viewBox="0 0 21600 21600" draw:type="rectangle" draw:enhanced-path="M 0 0 L 21600 0 21600 21600 0 21600 0 0 Z N"/>
        </draw:custom-shape>
        <draw:connector draw:style-name="gr30" draw:text-style-name="P14" draw:layer="layout" draw:type="curve" draw:line-skew="0.049cm" svg:x1="12cm" svg:y1="18cm" svg:x2="9cm" svg:y2="9cm" draw:start-shape="id13" draw:end-shape="id6" draw:end-glue-point="10" svg:d="M12000 18000c0-6675-3000-2175-3000-9000" svg:viewBox="0 0 3001 9001">
          <text:p/>
        </draw:connector>
        <draw:connector draw:style-name="gr31" draw:text-style-name="P14" draw:layer="layout" draw:type="curve" draw:line-skew="-2.002cm" svg:x1="4cm" svg:y1="23cm" svg:x2="7.008cm" svg:y2="8.996cm" draw:start-shape="id11" draw:start-glue-point="4" draw:end-shape="id6" draw:end-glue-point="8" svg:d="M4000 23000c0-13501 3008-6500 3008-14004" svg:viewBox="0 0 3009 14005">
          <text:p/>
        </draw:connector>
        <draw:custom-shape draw:style-name="gr32" draw:text-style-name="P31" draw:layer="layout" svg:width="9cm" svg:height="0.5cm" svg:x="16cm" svg:y="28.9cm">
          <text:p text:style-name="P3"><text:span text:style-name="T17">1</text:span><text:span text:style-name="T18"> Only an example. Can be replaced by alternative softwar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0" draw:layer="layout" svg:width="2.5cm" svg:height="0.5cm" svg:x="18cm" svg:y="6cm">
          <text:p text:style-name="P3"><text:span text:style-name="T11">Audio 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4cm" svg:height="0.5cm" svg:x="5cm" svg:y="6cm">
          <text:p text:style-name="P3"><text:span text:style-name="T15">Web Appl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7" draw:layer="layout" svg:width="6cm" svg:height="0.5cm" svg:x="2cm" svg:y="29cm">
          <text:p text:style-name="P3"><text:span text:style-name="T1">Protocols/URL (File I/O otherwis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2.5cm" svg:height="0.5cm" svg:x="17cm" svg:y="14.5cm">
          <text:p text:style-name="P3"><text:span text:style-name="T1">SQL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7" draw:layer="layout" svg:width="2.5cm" svg:height="0.5cm" svg:x="17cm" svg:y="20.4cm">
          <text:p text:style-name="P3"><text:span text:style-name="T1">SQLi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4" draw:layer="layout" svg:x1="15cm" svg:y1="27.2cm" svg:x2="16cm" svg:y2="27.2cm">
          <text:p/>
        </draw:line>
        <draw:custom-shape draw:style-name="gr34" draw:text-style-name="P32" draw:layer="layout" svg:width="4cm" svg:height="0.4cm" svg:x="16.001cm" svg:y="27.001cm">
          <text:p text:style-name="P3"><text:span text:style-name="T16">Information flow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5" draw:text-style-name="P14" draw:layer="layout" svg:x1="14.999cm" svg:y1="27.699cm" svg:x2="15.999cm" svg:y2="27.699cm">
          <text:p/>
        </draw:line>
        <draw:custom-shape draw:style-name="gr34" draw:text-style-name="P32" draw:layer="layout" svg:width="4cm" svg:height="0.4cm" svg:x="16cm" svg:y="27.5cm">
          <text:p text:style-name="P3"><text:span text:style-name="T16">File execu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31" draw:layer="layout" svg:width="9cm" svg:height="0.5cm" svg:x="16cm" svg:y="29.4cm">
          <text:p text:style-name="P3"><text:span text:style-name="T17">2</text:span><text:span text:style-name="T18"> Generalized for most modules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9" draw:layer="layout" svg:width="2.5cm" svg:height="0.5cm" svg:x="18.2cm" svg:y="17.5cm">
          <text:p text:style-name="P1"><text:span text:style-name="T14">SQLite3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3" draw:layer="layout" svg:width="2.5cm" svg:height="0.5cm" svg:x="1cm" svg:y="5.8cm">
          <text:p text:style-name="P3"><text:span text:style-name="T19">Server 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3" draw:layer="layout" svg:width="2.5cm" svg:height="0.5cm" svg:x="1cm" svg:y="4.7cm">
          <text:p text:style-name="P3"><text:span text:style-name="T19">Client si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4" draw:layer="layout" svg:width="3.1cm" svg:height="0.5cm" svg:x="22.4cm" svg:y="5.3cm">
          <text:p text:style-name="P1"><text:span text:style-name="T20">Here be drag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7" draw:layer="layout" svg:width="4cm" svg:height="0.5cm" svg:x="12.474cm" svg:y="6.4cm">
          <text:p text:style-name="P3"><text:span text:style-name="T12">wss://</text:span><text:span text:style-name="T1">*:9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3" draw:layer="layout" svg:width="4cm" svg:height="0.5cm" svg:x="12.474cm" svg:y="6cm">
          <text:p text:style-name="P3"><text:span text:style-name="T15">Comman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0" draw:layer="layout" svg:width="4cm" svg:height="0.5cm" svg:x="8cm" svg:y="6cm">
          <text:p text:style-name="P3"><text:span text:style-name="T11">Meta 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14" draw:layer="layout" draw:type="curve" svg:x1="6cm" svg:y1="23.5cm" svg:x2="15.998cm" svg:y2="12cm" draw:start-shape="id11" draw:start-glue-point="7" draw:end-shape="id2" draw:end-glue-point="11" svg:d="M6000 23500c6666 0 9998-3833 9998-11500" svg:viewBox="0 0 9999 11501">
          <text:p/>
        </draw:connector>
        <draw:custom-shape draw:style-name="gr21" draw:text-style-name="P35" draw:layer="layout" svg:width="2.5cm" svg:height="0.5cm" svg:x="3.6cm" svg:y="13cm">
          <text:p text:style-name="P1"><text:span text:style-name="T21">Audio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xml:id="id9" draw:id="id9" draw:layer="layout" svg:width="4cm" svg:height="1cm" svg:x="16cm" svg:y="8cm">
          <draw:glue-point draw:id="8" svg:x="-2.482cm" svg:y="4.96cm"/>
          <draw:glue-point draw:id="9" svg:x="-1.187cm" svg:y="5.07cm"/>
          <text:p text:style-name="P1"><text:span text:style-name="T5">Icecast</text:span></text:p>
          <text:p text:style-name="P1"><text:span text:style-name="T7">Streaming 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3" xml:id="id14" draw:id="id14" draw:layer="layout" svg:width="4cm" svg:height="1cm" svg:x="20cm" svg:y="10cm">
          <text:p text:style-name="P1"><text:span text:style-name="T9">Icecast Config</text:span></text:p>
          <text:p text:style-name="P1"><text:span text:style-name="T10">musicdb/data/icecast/*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6" draw:text-style-name="P14" draw:layer="layout" draw:type="curve" svg:x1="22cm" svg:y1="10cm" svg:x2="20cm" svg:y2="8.5cm" draw:start-shape="id14" draw:start-glue-point="4" draw:end-shape="id9" draw:end-glue-point="7" svg:d="M22000 10000c0-1000-666-1500-2000-1500" svg:viewBox="0 0 2001 1501">
          <text:p/>
        </draw:connector>
        <draw:connector draw:style-name="gr16" draw:text-style-name="P14" draw:layer="layout" draw:type="curve" svg:x1="14cm" svg:y1="10.5cm" svg:x2="16cm" svg:y2="8.5cm" draw:start-shape="id1" draw:start-glue-point="7" draw:end-shape="id9" draw:end-glue-point="5" svg:d="M14000 10500c1501 0 502-2000 2000-2000" svg:viewBox="0 0 2001 2001">
          <text:p/>
        </draw:connector>
        <draw:connector draw:style-name="gr37" draw:text-style-name="P14" draw:layer="layout" draw:type="curve" draw:line-skew="-0.15cm" svg:x1="16.002cm" svg:y1="11.003cm" svg:x2="9.5cm" svg:y2="3cm" draw:start-shape="id2" draw:start-glue-point="8" draw:end-shape="id8" draw:end-glue-point="11" svg:d="M16002 11003c0-6228-6502-2227-6502-8003" svg:viewBox="0 0 6503 8004">
          <text:p/>
        </draw:connector>
        <draw:connector draw:style-name="gr13" draw:text-style-name="P14" draw:layer="layout" draw:type="curve" draw:line-skew="0.099cm" svg:x1="15.5cm" svg:y1="11cm" svg:x2="9.002cm" svg:y2="3cm" draw:start-shape="id2" draw:start-glue-point="14" draw:end-shape="id8" draw:end-glue-point="9" svg:d="M15500 11000c0-5850-6498-1850-6498-8000" svg:viewBox="0 0 6499 8001">
          <text:p/>
        </draw:connector>
        <draw:custom-shape draw:style-name="gr21" draw:text-style-name="P18" draw:layer="layout" svg:width="2.5cm" svg:height="0.5cm" svg:x="12.7cm" svg:y="9.4cm">
          <text:p text:style-name="P1"><text:span text:style-name="T13">Certific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2.5cm" svg:height="0.5cm" svg:x="21.3cm" svg:y="8.4cm">
          <text:p text:style-name="P1"><text:span text:style-name="T13">Configur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7" draw:layer="layout" svg:width="3.49cm" svg:height="0.51cm" svg:x="18cm" svg:y="9.6cm">
          <text:p text:style-name="P3"><text:span text:style-name="T12">http://</text:span><text:span text:style-name="T1">*:666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0" draw:layer="layout" svg:width="3.49cm" svg:height="0.51cm" svg:x="18cm" svg:y="9.2cm">
          <text:p text:style-name="P3"><text:span text:style-name="T11">Audio stre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5" draw:layer="layout" svg:width="2.5cm" svg:height="0.5cm" svg:x="13.6cm" svg:y="14.5cm">
          <text:p text:style-name="P1"><text:span text:style-name="T21">Audio 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2.5cm" svg:height="0.5cm" svg:x="12.3cm" svg:y="11.1cm">
          <text:p text:style-name="P1"><text:span text:style-name="T13">Certific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4" draw:layer="layout" svg:x1="18cm" svg:y1="11cm" svg:x2="18cm" svg:y2="9cm">
          <text:p/>
        </draw:line>
        <draw:custom-shape draw:style-name="gr9" draw:text-style-name="P11" xml:id="id3" draw:id="id3" draw:layer="layout" svg:width="4cm" svg:height="1cm" svg:x="15cm" svg:y="18cm">
          <text:p text:style-name="P1"><text:span text:style-name="T5">Music Database</text:span></text:p>
          <text:p text:style-name="P1"><text:span text:style-name="T10">musicdb/data/music.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35" draw:layer="layout" svg:width="2.5cm" svg:height="0.5cm" svg:x="3.8cm" svg:y="20cm">
          <text:p text:style-name="P1"><text:span text:style-name="T21">Audio fi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5" draw:layer="layout" svg:width="2.5cm" svg:height="0.5cm" svg:x="13.7cm" svg:y="20cm">
          <text:p text:style-name="P1"><text:span text:style-name="T21">Audio fil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3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1T13:38:25.811462331</meta:creation-date>
    <dc:date>2018-04-29T12:03:58.110917952</dc:date>
    <meta:editing-duration>P2DT4H51M59S</meta:editing-duration>
    <meta:editing-cycles>98</meta:editing-cycles>
    <meta:generator>LibreOffice/6.0.3.2$Linux_X86_64 LibreOffice_project/00m0$Build-2</meta:generator>
    <meta:document-statistic meta:object-count="90"/>
  </office:meta>
</office:document-meta>
</file>